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NanumGothic" fo:font-size="10pt" officeooo:paragraph-rsid="00045e0b"/>
    </style:style>
    <style:style style:name="P2" style:family="paragraph" style:parent-style-name="Standard">
      <style:text-properties style:font-name="NanumGothic" fo:font-size="10pt" style:text-underline-style="solid" style:text-underline-width="auto" style:text-underline-color="font-color" fo:font-weight="bold" officeooo:paragraph-rsid="00045e0b" style:font-weight-asian="bold" style:font-weight-complex="bold"/>
    </style:style>
    <style:style style:name="P3" style:family="paragraph" style:parent-style-name="Standard">
      <style:text-properties style:font-name="NanumGothic" fo:font-size="10pt" style:text-underline-style="solid" style:text-underline-width="auto" style:text-underline-color="font-color" fo:font-weight="bold" officeooo:rsid="00045e0b" officeooo:paragraph-rsid="00045e0b" style:font-weight-asian="bold" style:font-weight-complex="bold"/>
    </style:style>
    <style:style style:name="P4" style:family="paragraph" style:parent-style-name="Standard">
      <style:text-properties style:font-name="NanumGothic" fo:font-size="10pt" style:text-underline-style="solid" style:text-underline-width="auto" style:text-underline-color="font-color" fo:font-weight="bold" officeooo:rsid="0010771b" officeooo:paragraph-rsid="0010771b" style:font-weight-asian="bold" style:font-weight-complex="bold"/>
    </style:style>
    <style:style style:name="P5" style:family="paragraph" style:parent-style-name="Standard">
      <style:text-properties style:font-name="NanumGothic" fo:font-size="10pt" officeooo:rsid="00045e0b" officeooo:paragraph-rsid="00045e0b"/>
    </style:style>
    <style:style style:name="P6" style:family="paragraph" style:parent-style-name="Standard">
      <style:text-properties style:font-name="NanumGothic" fo:font-size="10pt" officeooo:rsid="00045e0b" officeooo:paragraph-rsid="000ab877"/>
    </style:style>
    <style:style style:name="P7" style:family="paragraph" style:parent-style-name="Standard">
      <style:text-properties style:font-name="NanumGothic" fo:font-size="10pt" fo:font-weight="bold" officeooo:rsid="00045e0b" officeooo:paragraph-rsid="00045e0b" style:font-weight-asian="bold" style:font-weight-complex="bold"/>
    </style:style>
    <style:style style:name="P8" style:family="paragraph" style:parent-style-name="Standard">
      <style:text-properties style:font-name="NanumGothic" fo:font-size="10pt" fo:font-weight="bold" officeooo:rsid="00094208" officeooo:paragraph-rsid="000b3a2e" style:font-weight-asian="bold" style:font-weight-complex="bold"/>
    </style:style>
    <style:style style:name="P9" style:family="paragraph" style:parent-style-name="Standard">
      <style:text-properties style:font-name="NanumGothic" fo:font-size="10pt" fo:font-weight="bold" officeooo:rsid="000ab877" officeooo:paragraph-rsid="000ab877" style:font-weight-asian="bold" style:font-weight-complex="bold"/>
    </style:style>
    <style:style style:name="P10" style:family="paragraph" style:parent-style-name="Standard">
      <style:text-properties style:font-name="NanumGothic" fo:font-size="10pt" fo:font-weight="bold" officeooo:rsid="000ab877" officeooo:paragraph-rsid="000b3a2e" style:font-weight-asian="bold" style:font-weight-complex="bold"/>
    </style:style>
    <style:style style:name="P11" style:family="paragraph" style:parent-style-name="Standard">
      <style:text-properties style:font-name="NanumGothic" fo:font-size="10pt" fo:font-weight="normal" officeooo:rsid="000948e3" officeooo:paragraph-rsid="000b3a2e" style:font-weight-asian="normal" style:font-weight-complex="normal"/>
    </style:style>
    <style:style style:name="P12" style:family="paragraph" style:parent-style-name="Standard">
      <style:text-properties style:font-name="NanumGothic" fo:font-size="10pt" fo:font-weight="normal" officeooo:rsid="000ab877" officeooo:paragraph-rsid="000b3a2e" style:font-weight-asian="normal" style:font-weight-complex="normal"/>
    </style:style>
    <style:style style:name="P13" style:family="paragraph" style:parent-style-name="Standard">
      <style:text-properties style:font-name="NanumGothic" fo:font-size="10pt" officeooo:paragraph-rsid="000ab877"/>
    </style:style>
    <style:style style:name="P14" style:family="paragraph" style:parent-style-name="Standard">
      <style:text-properties style:font-name="NanumGothic" fo:font-size="10pt" officeooo:paragraph-rsid="0011fdff"/>
    </style:style>
    <style:style style:name="P15" style:family="paragraph" style:parent-style-name="Standard">
      <style:text-properties style:font-name="NanumGothic" fo:font-size="10pt" style:text-underline-style="none" officeooo:paragraph-rsid="000ffde2"/>
    </style:style>
    <style:style style:name="P16" style:family="paragraph" style:parent-style-name="Standard">
      <style:text-properties style:font-name="NanumGothic" fo:font-size="10pt" style:text-underline-style="none" officeooo:paragraph-rsid="0011fdff"/>
    </style:style>
    <style:style style:name="P17" style:family="paragraph" style:parent-style-name="Standard">
      <style:text-properties style:font-name="NanumGothic" fo:font-size="10pt" officeooo:rsid="0010771b" officeooo:paragraph-rsid="0010771b"/>
    </style:style>
    <style:style style:name="P18" style:family="paragraph" style:parent-style-name="Standard">
      <style:paragraph-properties fo:text-align="center" style:justify-single-word="false"/>
      <style:text-properties style:font-name="NanumGothic" fo:font-size="26pt" fo:font-weight="bold" officeooo:rsid="00045e0b" officeooo:paragraph-rsid="00045e0b" style:font-weight-asian="bold" style:font-weight-complex="bold"/>
    </style:style>
    <style:style style:name="P19" style:family="paragraph" style:parent-style-name="Standard">
      <style:text-properties style:font-name="NanumGothic" fo:font-style="normal" officeooo:rsid="00045e0b" officeooo:paragraph-rsid="00045e0b" style:font-style-asian="normal" style:font-style-complex="normal"/>
    </style:style>
    <style:style style:name="P20" style:family="paragraph" style:parent-style-name="Standard">
      <style:text-properties style:font-name="NanumGothic" fo:font-weight="bold" officeooo:rsid="00045e0b" officeooo:paragraph-rsid="00045e0b" style:font-weight-asian="bold" style:font-weight-complex="bold"/>
    </style:style>
    <style:style style:name="P21" style:family="paragraph" style:parent-style-name="Standard">
      <style:text-properties style:font-name="NanumGothic" style:text-underline-style="solid" style:text-underline-width="auto" style:text-underline-color="font-color" fo:font-weight="bold" officeooo:rsid="00045e0b" officeooo:paragraph-rsid="00045e0b" style:font-weight-asian="bold" style:font-weight-complex="bold"/>
    </style:style>
    <style:style style:name="P22" style:family="paragraph" style:parent-style-name="Standard">
      <style:text-properties style:font-name="NanumGothic" style:text-underline-style="solid" style:text-underline-width="auto" style:text-underline-color="font-color" fo:font-weight="bold" officeooo:rsid="00045e0b" officeooo:paragraph-rsid="000ab877" style:font-weight-asian="bold" style:font-weight-complex="bold"/>
    </style:style>
    <style:style style:name="P23" style:family="paragraph" style:parent-style-name="Standard">
      <style:text-properties style:font-name="NanumGothic" style:text-underline-style="solid" style:text-underline-width="auto" style:text-underline-color="font-color" fo:font-weight="bold" officeooo:rsid="00094208" officeooo:paragraph-rsid="000b3a2e" style:font-weight-asian="bold" style:font-weight-complex="bold"/>
    </style:style>
    <style:style style:name="P24" style:family="paragraph" style:parent-style-name="Standard">
      <style:text-properties style:font-name="NanumGothic" style:text-underline-style="solid" style:text-underline-width="auto" style:text-underline-color="font-color" fo:font-weight="bold" officeooo:rsid="00094208" officeooo:paragraph-rsid="000ab877" style:font-weight-asian="bold" style:font-weight-complex="bold"/>
    </style:style>
    <style:style style:name="P25" style:family="paragraph" style:parent-style-name="Standard">
      <style:text-properties style:font-name="NanumGothic" officeooo:paragraph-rsid="000948e3"/>
    </style:style>
    <style:style style:name="P26" style:family="paragraph" style:parent-style-name="Standard">
      <style:text-properties style:font-name="NanumGothic" fo:font-weight="normal" officeooo:rsid="000948e3" officeooo:paragraph-rsid="000b3a2e" style:font-weight-asian="normal" style:font-weight-complex="normal"/>
    </style:style>
    <style:style style:name="P27" style:family="paragraph" style:parent-style-name="Standard">
      <style:text-properties style:font-name="NanumGothic" officeooo:paragraph-rsid="00045e0b"/>
    </style:style>
    <style:style style:name="P28" style:family="paragraph" style:parent-style-name="Standard">
      <style:text-properties style:font-name="NanumGothic" officeooo:rsid="00045e0b" officeooo:paragraph-rsid="0011fdff"/>
    </style:style>
    <style:style style:name="P29" style:family="paragraph" style:parent-style-name="Standard">
      <style:text-properties fo:font-size="10pt" officeooo:paragraph-rsid="000ab877"/>
    </style:style>
    <style:style style:name="P30" style:family="paragraph" style:parent-style-name="Standard" style:list-style-name="L1">
      <style:text-properties style:font-name="NanumGothic" officeooo:rsid="00045e0b" officeooo:paragraph-rsid="00045e0b"/>
    </style:style>
    <style:style style:name="P31" style:family="paragraph" style:parent-style-name="Standard" style:list-style-name="L1">
      <style:text-properties style:font-name="NanumGothic" fo:font-size="10pt" officeooo:rsid="000ffde2" officeooo:paragraph-rsid="000ffde2"/>
    </style:style>
    <style:style style:name="P32" style:family="paragraph" style:parent-style-name="Standard" style:list-style-name="L1">
      <style:text-properties style:font-name="NanumGothic" fo:font-size="10pt" officeooo:rsid="00045e0b" officeooo:paragraph-rsid="00045e0b"/>
    </style:style>
    <style:style style:name="P33" style:family="paragraph" style:parent-style-name="Standard" style:list-style-name="L3">
      <style:text-properties style:font-name="NanumGothic" fo:font-size="10pt" officeooo:rsid="00045e0b" officeooo:paragraph-rsid="00045e0b"/>
    </style:style>
    <style:style style:name="P34" style:family="paragraph" style:parent-style-name="Standard" style:list-style-name="L4">
      <style:text-properties style:font-name="NanumGothic" fo:font-size="10pt" officeooo:rsid="00045e0b" officeooo:paragraph-rsid="00045e0b"/>
    </style:style>
    <style:style style:name="P35" style:family="paragraph" style:parent-style-name="Standard" style:list-style-name="L1">
      <style:text-properties style:font-name="NanumGothic" fo:font-size="10pt" officeooo:rsid="0007654b" officeooo:paragraph-rsid="0007654b"/>
    </style:style>
    <style:style style:name="P36" style:family="paragraph" style:parent-style-name="Standard" style:list-style-name="L4">
      <style:text-properties style:font-name="NanumGothic" fo:font-size="10pt" officeooo:rsid="0011fdff" officeooo:paragraph-rsid="0011fdff"/>
    </style:style>
    <style:style style:name="P37" style:family="paragraph" style:parent-style-name="Standard" style:list-style-name="L2">
      <style:text-properties officeooo:paragraph-rsid="0011fdff"/>
    </style:style>
    <style:style style:name="T1" style:family="text">
      <style:text-properties officeooo:rsid="00045e0b"/>
    </style:style>
    <style:style style:name="T2" style:family="text">
      <style:text-properties fo:font-weight="bold" officeooo:rsid="00045e0b" style:font-weight-asian="bold" style:font-weight-complex="bold"/>
    </style:style>
    <style:style style:name="T3" style:family="text">
      <style:text-properties fo:font-weight="bold" officeooo:rsid="000ffde2" style:font-weight-asian="bold" style:font-weight-complex="bold"/>
    </style:style>
    <style:style style:name="T4" style:family="text">
      <style:text-properties fo:font-weight="bold" officeooo:rsid="0011fdff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0pt" fo:font-weight="bold" officeooo:rsid="00045e0b" style:font-weight-asian="bold" style:font-weight-complex="bold"/>
    </style:style>
    <style:style style:name="T7" style:family="text">
      <style:text-properties fo:font-size="10pt" officeooo:rsid="00045e0b"/>
    </style:style>
    <style:style style:name="T8" style:family="text">
      <style:text-properties fo:font-size="10pt" officeooo:rsid="0011fdff"/>
    </style:style>
    <style:style style:name="T9" style:family="text">
      <style:text-properties style:font-name="NanumGothic" officeooo:rsid="00045e0b"/>
    </style:style>
    <style:style style:name="T10" style:family="text">
      <style:text-properties style:font-name="NanumGothic" fo:font-weight="bold" officeooo:rsid="00045e0b" style:font-weight-asian="bold" style:font-weight-complex="bold"/>
    </style:style>
    <style:style style:name="T11" style:family="text">
      <style:text-properties style:font-name="NanumGothic" fo:font-size="10pt" officeooo:rsid="00045e0b"/>
    </style:style>
    <style:style style:name="T12" style:family="text">
      <style:text-properties style:font-name="NanumGothic" fo:font-size="10pt" officeooo:rsid="0011fdff"/>
    </style:style>
    <style:style style:name="T13" style:family="text">
      <style:text-properties style:font-name="NanumGothic" fo:font-size="10pt" officeooo:rsid="001335ba"/>
    </style:style>
    <style:style style:name="T14" style:family="text">
      <style:text-properties style:text-position="super 58%" officeooo:rsid="00045e0b"/>
    </style:style>
    <style:style style:name="T15" style:family="text">
      <style:text-properties officeooo:rsid="000ab877"/>
    </style:style>
    <style:style style:name="T16" style:family="text">
      <style:text-properties officeooo:rsid="000e6130"/>
    </style:style>
    <style:style style:name="T17" style:family="text">
      <style:text-properties officeooo:rsid="000ffde2"/>
    </style:style>
    <style:style style:name="T18" style:family="text">
      <style:text-properties officeooo:rsid="001018fc"/>
    </style:style>
    <style:style style:name="T19" style:family="text">
      <style:text-properties officeooo:rsid="0011fd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SUME </text:p>
      <text:p text:style-name="P18"/>
      <text:p text:style-name="P19"><text:span text:style-name="T18">Mr. </text:span>Rabin Acharya </text:p>
      <text:p text:style-name="P20">Software <text:span text:style-name="T19">Engineer</text:span> </text:p>
      <text:p text:style-name="P1"><text:span text:style-name="T2">Tel. no</text:span><text:span text:style-name="T1">: (Home) 01–415–4577 </text:span></text:p>
      <text:p text:style-name="P5"><text:tab/> <text:s/>(mob) 984–158–8566 </text:p>
      <text:p text:style-name="P27"><text:span text:style-name="T6">Email </text:span><text:span text:style-name="T7">: rbnacharya@gmail.com </text:span></text:p>
      <text:p text:style-name="P21"/>
      <text:p text:style-name="P21">SUMMARY: </text:p>
      <text:list xml:id="list3784312366442046452" text:style-name="L1">
        <text:list-item>
          <text:p text:style-name="P30"><text:span text:style-name="T5">Significant experience in Web Technologies like </text:span><text:span text:style-name="T8">Grails, PHP</text:span><text:span text:style-name="T5">. </text:span></text:p>
        </text:list-item>
        <text:list-item>
          <text:p text:style-name="P31">Experience with <text:span text:style-name="T19">Programming languages </text:span>like Java, <text:span text:style-name="T19">Groovy, </text:span><text:s/>C# .Net and C++ .</text:p>
        </text:list-item>
        <text:list-item>
          <text:p text:style-name="P32">Good understanding of Object Oriented Programming.</text:p>
        </text:list-item>
        <text:list-item>
          <text:p text:style-name="P35">Good with algorithms.</text:p>
        </text:list-item>
        <text:list-item>
          <text:p text:style-name="P32">Database designing <text:span text:style-name="T17">and Network Design. </text:span></text:p>
        </text:list-item>
      </text:list>
      <text:p text:style-name="P5"/>
      <text:p text:style-name="P21">EDUCATIONAL QUALIFICATION: </text:p>
      <text:p text:style-name="P17">BE, Computer Engineering , Kantipur Engineering College on 2013</text:p>
      <text:p text:style-name="P5"/>
      <text:p text:style-name="P21">SKILLS PROFILE: </text:p>
      <text:p text:style-name="P14"><text:span text:style-name="T2">Language</text:span><text:span text:style-name="T1"> <text:tab/>: <text:tab/><text:tab/>Groovy ,Java, PHP, C++, C </text:span></text:p>
      <text:p text:style-name="P1"><text:span text:style-name="T2">Web Server</text:span><text:span text:style-name="T1"> <text:tab/>: <text:tab/><text:tab/>Tomcat, Wamp Server, LAMP (Apache)</text:span></text:p>
      <text:p text:style-name="P1"><text:span text:style-name="T2">RDBMS <text:tab/></text:span><text:span text:style-name="T1">: <text:tab/><text:tab/>SQL Server , ORACLE 11g, MY SQL </text:span></text:p>
      <text:p text:style-name="P7">Web Based </text:p>
      <text:p text:style-name="P1"><text:span text:style-name="T2">Technologies</text:span><text:span text:style-name="T1"><text:tab/>:<text:tab/><text:tab/>Wordpress, HTML, JavaScript, jQuery, Dreamweaver </text:span></text:p>
      <text:p text:style-name="P15"><text:span text:style-name="T3">Others</text:span><text:span text:style-name="T17"><text:tab/><text:tab/>:<text:tab/><text:tab/>CCNA Basics </text:span></text:p>
      <text:p text:style-name="P16"><text:span text:style-name="T4">Tools</text:span><text:span text:style-name="T17"><text:tab/><text:tab/>:<text:tab/><text:tab/>Elasticsearch, Cascading framework </text:span></text:p>
      <text:p text:style-name="P28"><text:s/></text:p>
      <text:p text:style-name="P21">CERTIFICATION :</text:p>
      <text:p text:style-name="P5">D634-1418 (MSDN) Database Administration Fundamentals </text:p>
      <text:p text:style-name="P5"/>
      <text:p text:style-name="P21">Project Summary: </text:p>
      <text:p text:style-name="P6"/>
      <text:p text:style-name="P1"><text:span text:style-name="T4">1</text:span><text:span text:style-name="T2">.</text:span><text:span text:style-name="T1"> </text:span><text:span text:style-name="T2">Project Name <text:tab/></text:span><text:span text:style-name="T1">: <text:tab/>Shopping mall management system </text:span></text:p>
      <text:p text:style-name="P1"><text:span text:style-name="T1"><text:s text:c="4"/></text:span><text:span text:style-name="T2">Skill Used <text:tab/><text:tab/></text:span><text:span text:style-name="T1">: <text:tab/>C#, MS SQL </text:span></text:p>
      <text:p text:style-name="P1"><text:span text:style-name="T1"><text:s text:c="4"/></text:span><text:span text:style-name="T2">Brief Summary <text:tab/></text:span><text:span text:style-name="T1">: <text:tab/>This project is about inventory management and sales in Shopping <text:tab/><text:tab/><text:tab/> <text:s text:c="2"/><text:tab/><text:tab/>mall. </text:span></text:p>
      <text:p text:style-name="P5"/>
      <text:p text:style-name="P1"><text:span text:style-name="T4">2</text:span><text:span text:style-name="T2">. Project Name <text:tab/></text:span><text:span text:style-name="T1">: <text:tab/>Software Based Firewall System </text:span></text:p>
      <text:p text:style-name="P1"><text:span text:style-name="T1"><text:s text:c="4"/></text:span><text:span text:style-name="T2">Skill Used <text:tab/><text:tab/></text:span><text:span text:style-name="T1">: <text:tab/>C++.Net </text:span></text:p>
      <text:p text:style-name="P1"><text:span text:style-name="T1"><text:s text:c="4"/></text:span><text:span text:style-name="T2">Brief Summary <text:tab/></text:span><text:span text:style-name="T1">: <text:tab/>Access control in form of IP, Port, User blocking/allowing. Was </text:span></text:p>
      <text:p text:style-name="P5"><text:tab/><text:tab/><text:tab/><text:tab/>awarded as best project in a exhibition. </text:p>
      <text:p text:style-name="P9"/>
      <text:p text:style-name="P9"/>
      <text:p text:style-name="P13"><text:span text:style-name="T4">3</text:span><text:span text:style-name="T2">. Project Name <text:tab/></text:span><text:span text:style-name="T1">: <text:tab/>Yellow Cafe</text:span></text:p>
      <text:p text:style-name="P13"><text:span text:style-name="T1"><text:s text:c="4"/></text:span><text:span text:style-name="T2">Skill Used <text:tab/><text:tab/></text:span><text:span text:style-name="T1">: <text:tab/>JAVA , Java RMI </text:span></text:p>
      <text:p text:style-name="P13"><text:span text:style-name="T1"><text:s text:c="4"/></text:span><text:span text:style-name="T2">Brief Summary <text:tab/></text:span><text:span text:style-name="T1">: <text:tab/>User management, Bandwidth management,Session Control in cyber <text:tab/><text:tab/><text:tab/><text:tab/>cafe.</text:span><text:span text:style-name="T2">[Best Project of the college] </text:span></text:p>
      <text:p text:style-name="P4"/>
      <text:p text:style-name="P21"/>
      <text:p text:style-name="P21"/>
      <text:p text:style-name="P21"/>
      <text:p text:style-name="P21">WORK EXPERIENCE : </text:p>
      <text:list xml:id="list7020329048440716725" text:style-name="L2">
        <text:list-item>
          <text:p text:style-name="P37"><text:span text:style-name="T11">Worked as part time software(Web) administrator at ZillionCs Sarl (Swiss based website </text:span><text:span text:style-name="T12">a</text:span><text:span text:style-name="T11">nd SEO company) from Jan 2010 – June 2012.</text:span></text:p>
        </text:list-item>
        <text:list-item>
          <text:p text:style-name="P37"><text:span text:style-name="T13">Worked as Trainee in Deerwalk (for 3 months) <text:tab/></text:span><text:span text:style-name="T11"> </text:span></text:p>
        </text:list-item>
      </text:list>
      <text:p text:style-name="P3"/>
      <text:p text:style-name="P3"><text:soft-page-break/></text:p>
      <text:p text:style-name="P21">ROLES AND RESPONSIBILITIES: </text:p>
      <text:list xml:id="list6055444933364011747" text:style-name="L3">
        <text:list-item>
          <text:p text:style-name="P33">Development of modules as per design specifications document provided by </text:p>
        </text:list-item>
      </text:list>
      <text:p text:style-name="P5">the designer team.</text:p>
      <text:list xml:id="list4528386599419034353" text:style-name="L4">
        <text:list-item>
          <text:p text:style-name="P34">Testing Modules &amp; Documentation. </text:p>
        </text:list-item>
        <text:list-item>
          <text:p text:style-name="P34">Optimizing codes. </text:p>
        </text:list-item>
        <text:list-item>
          <text:p text:style-name="P36">Project work</text:p>
        </text:list-item>
      </text:list>
      <text:p text:style-name="P2"/>
      <text:p text:style-name="P22">PERSONAL DETAILS: </text:p>
      <text:p text:style-name="P13"><text:span text:style-name="T2">Name <text:tab/><text:tab/><text:tab/></text:span><text:span text:style-name="T1">:<text:tab/>Rabin Acharya. </text:span></text:p>
      <text:p text:style-name="P13"><text:span text:style-name="T2">Parent’s name <text:tab/><text:tab/></text:span><text:span text:style-name="T1">: <text:tab/>Chakrapani Acharya and Sabitra Acharya. </text:span></text:p>
      <text:p text:style-name="P13"><text:span text:style-name="T2">Date of Birth <text:tab/><text:tab/></text:span><text:span text:style-name="T1">: <text:tab/>27</text:span><text:span text:style-name="T14">th</text:span><text:span text:style-name="T1"> May, 1991 </text:span></text:p>
      <text:p text:style-name="P13"><text:span text:style-name="T2">Marital Status <text:tab/><text:tab/></text:span><text:span text:style-name="T1">: <text:tab/>Single. </text:span></text:p>
      <text:p text:style-name="P13"><text:span text:style-name="T2">Languages Known <text:tab/></text:span><text:span text:style-name="T1">: <text:tab/>English, Nepali. </text:span></text:p>
      <text:p text:style-name="P13"><text:span text:style-name="T2">Address<text:tab/><text:tab/></text:span><text:span text:style-name="T1">: <text:tab/>Koteshwor-35, Kathmandu Nepal </text:span></text:p>
      <text:p text:style-name="P13"><text:span text:style-name="T2">Telephone no.</text:span><text:span text:style-name="T1"> <text:tab/><text:tab/>: <text:tab/>984–158-8566 </text:span></text:p>
      <text:p text:style-name="P29"><text:span text:style-name="T10">E-mail <text:tab/><text:tab/><text:tab/></text:span><text:span text:style-name="T9">: <text:tab/>rbnacharya@gmail.com / xoror@live.com </text:span></text:p>
      <text:p text:style-name="P6"/>
      <text:p text:style-name="P13"><text:span text:style-name="T2">Date <text:tab/><text:tab/><text:tab/></text:span><text:span text:style-name="T1">: <text:tab/></text:span><text:span text:style-name="T1"><text:date style:data-style-name="N37" text:date-value="2014-02-23T18:09:06.160185732">02/23/14</text:date></text:span><text:span text:style-name="T1">(m/d/y) </text:span></text:p>
      <text:p text:style-name="P13"><text:span text:style-name="T2">Place <text:tab/><text:tab/><text:tab/></text:span><text:span text:style-name="T1">: <text:tab/>Kathmandu </text:span></text:p>
      <text:p text:style-name="P24"/>
      <text:p text:style-name="P23">List Of References:</text:p>
      <text:p text:style-name="P8"/>
      <text:p text:style-name="P10">Rabindra Khati</text:p>
      <text:p text:style-name="P12">HOD, Computer and Electronics Department, Kantipur Engineering College</text:p>
      <text:p text:style-name="P12">Dhapakhel,Lalitpur, Nepal</text:p>
      <text:p text:style-name="P12">Phone: (984)-146-2661</text:p>
      <text:p text:style-name="P12">Email: rabindrakhati@kec.edu.np</text:p>
      <text:p text:style-name="P12"/>
      <text:p text:style-name="P8">Bhupesh Kumar Mirsha </text:p>
      <text:p text:style-name="P11"><text:span text:style-name="T15">Head of Research Department</text:span>, Kantipur Engineering College </text:p>
      <text:p text:style-name="P11">Dhapakhel, Lalitpur, Nepal</text:p>
      <text:p text:style-name="P12">Phone: <text:span text:style-name="T16">(984)-146-9464</text:span></text:p>
      <text:p text:style-name="P12">Email: bhupeshmishra@kec.edu.np </text:p>
      <text:p text:style-name="P26"/>
      <text:p text:style-name="P25"><text:span text:style-name="T1"><text:tab/><text:tab/><text:tab/><text:tab/><text:tab/><text:tab/><text:tab/><text:tab/><text:tab/><text:tab/><text:tab/></text:span><text:span text:style-name="T2">Rabin Achary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tanium </meta:initial-creator>
    <meta:creation-date>2013-04-24T17:11:54</meta:creation-date>
    <dc:date>2014-02-23T18:09:06.110053263</dc:date>
    <dc:creator>zadcor </dc:creator>
    <meta:editing-duration>PT33M27S</meta:editing-duration>
    <meta:editing-cycles>24</meta:editing-cycles>
    <meta:generator>LibreOffice/4.1.3.2$Linux_X86_64 LibreOffice_project/410m0$Build-2</meta:generator>
    <meta:document-statistic meta:table-count="0" meta:image-count="0" meta:object-count="0" meta:page-count="2" meta:paragraph-count="68" meta:word-count="361" meta:character-count="2557" meta:non-whitespace-character-count="2105"/>
  </office:meta>
</office:document-meta>
</file>